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start="Arrowheads_20_2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="Arrowheads_20_2" draw:fill="none" draw:fill-color="#ffffff" draw:textarea-horizontal-align="left" draw:auto-grow-height="true" draw:auto-grow-width="false" fo:min-height="2.845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3.048cm" svg:x="6.604cm" svg:y="4.826cm">
          <text:p text:style-name="P1">IN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762cm" svg:y1="9.144cm" svg:x2="6.604cm" svg:y2="6.096cm">
          <text:p text:style-name="P1">pdip_new()</text:p>
        </draw:line>
        <draw:custom-shape draw:style-name="gr1" draw:text-style-name="P1" draw:layer="layout" svg:width="3.556cm" svg:height="3.048cm" svg:x="14.732cm" svg:y="4.826cm">
          <text:p text:style-name="P1">ALIV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6cm" svg:y1="6.096cm" svg:x2="14.732cm" svg:y2="6.061cm">
          <text:p text:style-name="P1">pdip_exec()</text:p>
        </draw:line>
        <draw:custom-shape draw:style-name="gr1" draw:text-style-name="P1" draw:layer="layout" svg:width="3.556cm" svg:height="3.048cm" svg:x="23.114cm" svg:y="4.826cm">
          <text:p text:style-name="P1">Interactive</text:p>
          <text:p text:style-name="P1">proces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288cm" svg:y1="5.842cm" svg:x2="23.114cm" svg:y2="5.588cm">
          <text:p text:style-name="P1">pdip_send()</text:p>
        </draw:line>
        <draw:line draw:style-name="gr3" draw:text-style-name="P2" draw:layer="layout" svg:x1="18.542cm" svg:y1="6.858cm" svg:x2="23.114cm" svg:y2="7.366cm">
          <text:p text:style-name="P1">pdip_recv()</text:p>
        </draw:line>
        <draw:custom-shape draw:style-name="gr1" draw:text-style-name="P1" draw:layer="layout" svg:width="3.556cm" svg:height="3.048cm" svg:x="14.732cm" svg:y="11.43cm">
          <text:p text:style-name="P1">DEA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1cm" svg:y1="7.874cm" svg:x2="16.51cm" svg:y2="11.43cm">
          <text:p text:style-name="P1"/>
        </draw:line>
        <draw:frame draw:style-name="gr4" draw:text-style-name="P3" draw:layer="layout" svg:width="3.321cm" svg:height="0.962cm" svg:x="14.986cm" svg:y="8.69cm">
          <draw:text-box>
            <text:p>SIGCHLD</text:p>
          </draw:text-box>
        </draw:frame>
        <draw:line draw:style-name="gr3" draw:text-style-name="P2" draw:layer="layout" svg:x1="1.27cm" svg:y1="10.922cm" svg:x2="14.732cm" svg:y2="7.874cm">
          <text:p text:style-name="P1">pdip_delete()</text:p>
        </draw:line>
        <draw:line draw:style-name="gr3" draw:text-style-name="P2" draw:layer="layout" svg:x1="1.016cm" svg:y1="11.938cm" svg:x2="14.732cm" svg:y2="13.208cm">
          <text:p text:style-name="P1">pdip_delete()</text:p>
        </draw:line>
        <draw:line draw:style-name="gr3" draw:text-style-name="P2" draw:layer="layout" svg:x1="1.017cm" svg:y1="10.16cm" svg:x2="8.128cm" svg:y2="7.874cm">
          <text:p text:style-name="P1">pdip_delete()</text:p>
        </draw:line>
        <draw:frame draw:style-name="gr4" draw:text-style-name="P3" draw:layer="layout" svg:width="4.164cm" svg:height="1.673cm" svg:x="18.288cm" svg:y="12.043cm">
          <draw:text-box>
            <text:p>pdip_flush()</text:p>
            <text:p>pdip_status()</text:p>
          </draw:text-box>
        </draw:frame>
        <draw:frame draw:style-name="gr5" draw:text-style-name="P5" draw:layer="layout" svg:width="10.922cm" svg:height="3.095cm" svg:x="10.414cm" svg:y="1.524cm">
          <draw:text-box>
            <text:p text:style-name="P4"><text:span text:style-name="T1">State diagram</text:span></text:p>
          </draw:text-box>
        </draw:frame>
        <draw:frame draw:style-name="gr4" draw:text-style-name="P3" draw:layer="layout" svg:width="0.68cm" svg:height="0.962cm" svg:x="16.002cm" svg:y="15.494cm">
          <draw:text-box>
            <text:p><text:s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2:45:23.460170351</meta:creation-date>
    <dc:date>2017-12-01T13:43:46.930548304</dc:date>
    <meta:editing-duration>PT14M26S</meta:editing-duration>
    <meta:editing-cycles>6</meta:editing-cycles>
    <meta:generator>LibreOffice/5.2.2.2$Linux_X86_64 LibreOffice_project/20m0$Build-2</meta:generator>
    <meta:document-statistic meta:object-count="39"/>
  </office:meta>
</office:document-meta>
</file>